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365ccf" officeooo:paragraph-rsid="002dda6f"/>
    </style:style>
    <style:style style:name="P2" style:family="paragraph" style:parent-style-name="Standard">
      <style:text-properties style:font-name="Linux Libertine O" officeooo:rsid="0035cc64" officeooo:paragraph-rsid="0047345e"/>
    </style:style>
    <style:style style:name="P3" style:family="paragraph" style:parent-style-name="Standard">
      <style:text-properties style:font-name="Linux Libertine O" officeooo:rsid="00529306" officeooo:paragraph-rsid="00529306"/>
    </style:style>
    <style:style style:name="P4" style:family="paragraph" style:parent-style-name="Standard">
      <style:text-properties style:font-name="Linux Libertine O" officeooo:rsid="004d2c7b" officeooo:paragraph-rsid="006221f0"/>
    </style:style>
    <style:style style:name="P5" style:family="paragraph" style:parent-style-name="Standard">
      <style:text-properties style:font-name="Linux Libertine O" officeooo:rsid="006221f0" officeooo:paragraph-rsid="006221f0"/>
    </style:style>
    <style:style style:name="P6" style:family="paragraph" style:parent-style-name="Standard">
      <style:text-properties style:font-name="Linux Libertine O" officeooo:rsid="0050ef33" officeooo:paragraph-rsid="0050ef33"/>
    </style:style>
    <style:style style:name="P7" style:family="paragraph" style:parent-style-name="Standard">
      <style:text-properties style:font-name="Linux Libertine O" officeooo:rsid="0062d378" officeooo:paragraph-rsid="0062d378"/>
    </style:style>
    <style:style style:name="P8" style:family="paragraph" style:parent-style-name="Standard">
      <style:text-properties style:font-name="Linux Libertine O" officeooo:rsid="0062d378" officeooo:paragraph-rsid="0064ef03"/>
    </style:style>
    <style:style style:name="P9" style:family="paragraph" style:parent-style-name="Standard">
      <style:text-properties style:font-name="Linux Libertine O" officeooo:rsid="0064ef03" officeooo:paragraph-rsid="0064ef03"/>
    </style:style>
    <style:style style:name="P10" style:family="paragraph" style:parent-style-name="Standard">
      <style:text-properties style:font-name="Linux Libertine O" officeooo:rsid="0064ef03" officeooo:paragraph-rsid="0065556b"/>
    </style:style>
    <style:style style:name="P11" style:family="paragraph" style:parent-style-name="Standard">
      <style:text-properties style:font-name="Linux Libertine O" officeooo:rsid="004de27c" officeooo:paragraph-rsid="0050ef33"/>
    </style:style>
    <style:style style:name="P12" style:family="paragraph" style:parent-style-name="Standard">
      <style:text-properties style:font-name="Linux Libertine O" officeooo:rsid="0065556b" officeooo:paragraph-rsid="0065556b"/>
    </style:style>
    <style:style style:name="P13" style:family="paragraph" style:parent-style-name="Standard">
      <style:text-properties style:font-name="Linux Libertine O" officeooo:rsid="006694fd" officeooo:paragraph-rsid="006694fd"/>
    </style:style>
    <style:style style:name="P14" style:family="paragraph" style:parent-style-name="Standard">
      <style:text-properties style:font-name="Linux Libertine O" officeooo:rsid="006694fd" officeooo:paragraph-rsid="0047345e"/>
    </style:style>
    <style:style style:name="P15" style:family="paragraph" style:parent-style-name="Heading">
      <style:text-properties officeooo:paragraph-rsid="003fff47"/>
    </style:style>
    <style:style style:name="P16" style:family="paragraph" style:parent-style-name="Standard">
      <style:text-properties fo:color="#3465a4" loext:opacity="100%" style:font-name="Linux Libertine O" fo:font-size="14pt" fo:font-weight="bold" officeooo:rsid="0045d360" officeooo:paragraph-rsid="0045d360" style:font-name-asian="Noto Sans CJK SC Regular" style:font-size-asian="14pt" style:font-weight-asian="bold" style:font-name-complex="FreeSans1" style:font-size-complex="14pt" style:font-weight-complex="bold"/>
    </style:style>
    <style:style style:name="P17" style:family="paragraph" style:parent-style-name="Heading_20_1">
      <style:text-properties officeooo:rsid="002e3001" officeooo:paragraph-rsid="003fff47"/>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45d360" style:font-name-asian="Noto Sans CJK SC Regular" style:font-size-asian="14pt" style:font-weight-asian="bold" style:font-name-complex="FreeSans1" style:font-size-complex="14pt" style:font-weight-complex="bold"/>
    </style:style>
    <style:style style:name="T3" style:family="text">
      <style:text-properties fo:color="#3465a4" loext:opacity="100%" style:font-name="Linux Libertine O" fo:font-size="14pt" fo:font-weight="bold" officeooo:rsid="0047345e" style:font-name-asian="Noto Sans CJK SC Regular" style:font-size-asian="14pt" style:font-weight-asian="bold" style:font-name-complex="FreeSans1" style:font-size-complex="14pt" style:font-weight-complex="bold"/>
    </style:style>
    <style:style style:name="T4" style:family="text">
      <style:text-properties fo:color="#3465a4" loext:opacity="100%" style:font-name="Linux Libertine O" fo:font-size="14pt" fo:font-weight="bold" officeooo:rsid="00621e6d" style:font-name-asian="Noto Sans CJK SC Regular" style:font-size-asian="14pt" style:font-weight-asian="bold" style:font-name-complex="FreeSans1" style:font-size-complex="14pt" style:font-weight-complex="bold"/>
    </style:style>
    <style:style style:name="T5" style:family="text">
      <style:text-properties officeooo:rsid="0050ef33"/>
    </style:style>
    <style:style style:name="T6" style:family="text">
      <style:text-properties officeooo:rsid="006221f0"/>
    </style:style>
    <style:style style:name="T7" style:family="text">
      <style:text-properties officeooo:rsid="0062d378"/>
    </style:style>
    <style:style style:name="T8" style:family="text">
      <style:text-properties officeooo:rsid="006488c0"/>
    </style:style>
    <style:style style:name="T9" style:family="text">
      <style:text-properties officeooo:rsid="0064ef03"/>
    </style:style>
    <style:style style:name="T10" style:family="text">
      <style:text-properties officeooo:rsid="0065556b"/>
    </style:style>
    <style:style style:name="T11" style:family="text">
      <style:text-properties officeooo:rsid="006694fd"/>
    </style:style>
    <style:style style:name="T12" style:family="text">
      <style:text-properties fo:color="#004586" loext:opacity="100%" style:font-name="Linux Libertine O" fo:font-size="18.2000007629395pt" fo:font-weight="bold" style:font-name-asian="Noto Sans CJK SC Regular" style:font-size-asian="18.2000007629395pt" style:font-weight-asian="bold" style:font-name-complex="FreeSans1" style:font-size-complex="18.2000007629395pt" style:font-weight-complex="600"/>
    </style:style>
    <style:style style:name="T13" style:family="text">
      <style:text-properties fo:color="#004586" loext:opacity="100%" style:font-name="Linux Libertine O" fo:font-size="18.2000007629395pt" fo:font-weight="bold" officeooo:rsid="00621e6d" style:font-name-asian="Noto Sans CJK SC Regular" style:font-size-asian="18.2000007629395pt" style:font-weight-asian="bold" style:font-name-complex="FreeSans1" style:font-size-complex="18.2000007629395pt" style:font-weight-complex="600"/>
    </style:style>
    <style:style style:name="T14" style:family="text">
      <style:text-properties fo:color="#004586" loext:opacity="100%" style:font-name="Linux Libertine O" fo:font-size="18.2000007629395pt" fo:font-weight="bold" officeooo:rsid="004b5972" style:font-name-asian="Noto Sans CJK SC Regular" style:font-size-asian="18.2000007629395pt" style:font-weight-asian="bold" style:font-name-complex="FreeSans1" style:font-size-complex="18.2000007629395pt" style:font-weight-complex="600"/>
    </style:style>
    <style:style style:name="T15" style:family="text">
      <style:text-properties fo:color="#004586" loext:opacity="100%" style:font-name="Linux Libertine O" fo:font-size="18.2000007629395pt" fo:font-weight="bold" officeooo:rsid="0050ef33" style:font-name-asian="Noto Sans CJK SC Regular" style:font-size-asian="18.2000007629395pt" style:font-weight-asian="bold" style:font-name-complex="FreeSans1" style:font-size-complex="18.2000007629395pt" style:font-weight-complex="600"/>
    </style:style>
    <style:style style:name="T16" style:family="text">
      <style:text-properties fo:color="#004586" loext:opacity="100%" style:font-name="Linux Libertine O" fo:font-size="18.2000007629395pt" fo:font-weight="bold" officeooo:rsid="006a3ee0" style:font-name-asian="Noto Sans CJK SC Regular" style:font-size-asian="18.2000007629395pt" style:font-weight-asian="bold" style:font-name-complex="FreeSans1" style:font-size-complex="18.2000007629395pt" style:font-weight-complex="600"/>
    </style:style>
    <style:style style:name="T17" style:family="text">
      <style:text-properties fo:color="#004586" loext:opacity="100%" style:font-name="Linux Libertine O" fo:font-size="18.2000007629395pt" fo:font-weight="bold" officeooo:rsid="006a6bc7" style:font-name-asian="Noto Sans CJK SC Regular" style:font-size-asian="18.2000007629395pt" style:font-weight-asian="bold" style:font-name-complex="FreeSans1" style:font-size-complex="18.2000007629395pt" style:font-weight-complex="600"/>
    </style:style>
    <style:style style:name="T18" style:family="text">
      <style:text-properties fo:color="#004586" loext:opacity="100%" style:font-name="Linux Libertine O" fo:font-size="18.2000007629395pt" fo:font-weight="bold" officeooo:rsid="006a9475" style:font-name-asian="Noto Sans CJK SC Regular" style:font-size-asian="18.2000007629395pt" style:font-weight-asian="bold" style:font-name-complex="FreeSans1" style:font-size-complex="18.2000007629395pt" style:font-weight-complex="600"/>
    </style:style>
    <style:style style:name="T19" style:family="text">
      <style:text-properties fo:color="#004586" loext:opacity="100%" style:font-name="Linux Libertine O" fo:font-size="18.2000007629395pt" fo:font-weight="bold" officeooo:rsid="006eb9fb" style:font-name-asian="Noto Sans CJK SC Regular" style:font-size-asian="18.2000007629395pt" style:font-weight-asian="bold" style:font-name-complex="FreeSans1" style:font-size-complex="18.2000007629395pt" style:font-weight-complex="600"/>
    </style:style>
    <style:style style:name="T20" style:family="text">
      <style:text-properties fo:color="#004586" loext:opacity="100%" style:font-name="Linux Libertine O" fo:font-size="18.2000007629395pt" fo:font-weight="bold" officeooo:rsid="006fd6f7" style:font-name-asian="Noto Sans CJK SC Regular" style:font-size-asian="18.2000007629395pt" style:font-weight-asian="bold" style:font-name-complex="FreeSans1" style:font-size-complex="18.2000007629395pt" style:font-weight-complex="600"/>
    </style:style>
    <style:style style:name="T21" style:family="text">
      <style:text-properties officeooo:rsid="0067260e"/>
    </style:style>
    <style:style style:name="T22" style:family="text">
      <style:text-properties officeooo:rsid="00689f86"/>
    </style:style>
    <style:style style:name="T23" style:family="text">
      <style:text-properties officeooo:rsid="006a3ee0"/>
    </style:style>
    <style:style style:name="T24" style:family="text">
      <style:text-properties officeooo:rsid="006d6c34"/>
    </style:style>
    <style:style style:name="T25" style:family="text">
      <style:text-properties officeooo:rsid="006e0af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span text:style-name="T13">Peppermint creams</text:span><text:span text:style-name="T12"> (</text:span><text:span text:style-name="T14">makes </text:span><text:span text:style-name="T13">25-30</text:span><text:span text:style-name="T12">; </text:span><text:span text:style-name="T19">5</text:span><text:span text:style-name="T16">5min</text:span><text:span text:style-name="T14"> </text:span><text:span text:style-name="T15">+ </text:span><text:span text:style-name="T18">4</text:span><text:span text:style-name="T15">h to </text:span><text:span text:style-name="T17">set</text:span><text:span text:style-name="T12">)</text:span></text:h>
      <text:p text:style-name="P16"/>
      <text:p text:style-name="P15"><text:span text:style-name="T1">For </text:span><text:span text:style-name="T2">the </text:span><text:span text:style-name="T4">peppermint</text:span></text:p>
      <text:p text:style-name="P7"/>
      <text:p text:style-name="P7">1 medium egg white</text:p>
      <text:p text:style-name="P7">400g icing sugar + 2<text:span text:style-name="T25">5</text:span>g for dusting</text:p>
      <text:p text:style-name="P7">3 tsp unconcentrated lemon juice (fresh is fine as long as there are no bits)</text:p>
      <text:p text:style-name="P7">3 tsp America<text:span text:style-name="T21">n</text:span> peppermint essence</text:p>
      <text:p text:style-name="P6"/>
      <text:p text:style-name="P6"/>
      <text:p text:style-name="P8">Beat the egg white in a glass bowl until fluffy. <text:span text:style-name="T8">Mix in half the icing sugar </text:span><text:span text:style-name="T9">with a spoon, then add the peppermint and the lemon juice.</text:span></text:p>
      <text:p text:style-name="P8"/>
      <text:p text:style-name="P8"><text:span text:style-name="T9">Mix in the remaining icing sugar, kneading it as a soft dough once it’s firm enough to h</text:span><text:span text:style-name="T22">andle</text:span><text:span text:style-name="T9">. Fold and press it several times to make sure the liquids are evenly spread through, especially if you can see sticky patches.</text:span></text:p>
      <text:p text:style-name="P8"/>
      <text:p text:style-name="P8"><text:span text:style-name="T9">If it’s crumbly or not holding together, add another teaspoon of lemon juice. If it’s too wet, use extra icing sugar for dusting </text:span><text:span text:style-name="T22">when rolling it out</text:span><text:span text:style-name="T9">. </text:span><text:span text:style-name="T24">If you’re not sure, it’s easier to make it a bit wetter as it’ll pick up icing sugar during the rolling.</text:span></text:p>
      <text:p text:style-name="P11"/>
      <text:p text:style-name="P10"><text:span text:style-name="T10">Line two trays with greaseproof paper. </text:span><text:span text:style-name="T23">Thoroughly d</text:span>ust a work surface and rolling pin with icing sugar, and roll the cream out to about ¼” (~<text:span text:style-name="T24">7</text:span>mm). It may help to flip and re-dust the dough a couple of times as you go.</text:p>
      <text:p text:style-name="P9"/>
      <text:p text:style-name="P9">Use a <text:span text:style-name="T10">~2”/4-5cm </text:span>cutter (small biscuit cutter, metal egg-cup or similar) to make the creams, <text:span text:style-name="T10">re-rolling the offcuts until it’s all used up. Lay them out on the trays with a bit of space between them.</text:span></text:p>
      <text:p text:style-name="P9"/>
      <text:p text:style-name="P12"><text:span text:style-name="T24">Leave to dry completely (turning once the top has dried out), or c</text:span>hill in the fridge for at least an hour, <text:span text:style-name="T11">and take out of the fridge a few minutes before adding the chocolate.</text:span></text:p>
      <text:p text:style-name="P1"/>
      <text:p text:style-name="P1"/>
      <text:p text:style-name="P15"><text:span text:style-name="T1">For </text:span><text:span text:style-name="T3">the </text:span><text:span text:style-name="T4">chocolate</text:span></text:p>
      <text:p text:style-name="P2"/>
      <text:p text:style-name="P4"><text:span text:style-name="T6">90</text:span>g <text:span text:style-name="T5">dark chocolate </text:span><text:span text:style-name="T6">(Green &amp; Black’s 85% is good)</text:span></text:p>
      <text:p text:style-name="P14"/>
      <text:p text:style-name="P13"/>
      <text:p text:style-name="P5">Break the chocolate into a pyrex jug and rest it in a pan of hot water over a low heat. Occasionally stir gently <text:span text:style-name="T7">with a teaspoon</text:span> until melted, <text:span text:style-name="T7">then take it out of the water and dry the bottom of the jug.</text:span></text:p>
      <text:p text:style-name="P5"/>
      <text:p text:style-name="P7"><text:span text:style-name="T8">Top each cream with a</text:span> generous teaspoon <text:span text:style-name="T8">of </text:span><text:span text:style-name="T24">melted </text:span><text:span text:style-name="T8">chocolate, </text:span><text:span text:style-name="T24">eat any remaining chocolate, </text:span><text:span text:style-name="T11">then leave to set completely. Once set, turn them over so the other side dries out as well. (Note that the fridge may not be the best place for this if it’s too moist!)</text:span></text:p>
      <text:p text:style-name="P7"/>
      <text:p text:style-name="P13">Store in an airtight container in the fridge.</text:p>
      <text:p text:style-name="P7"/>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5-12-23T21:51:39.169422036</dc:date>
    <meta:editing-duration>PT5H53M12S</meta:editing-duration>
    <meta:editing-cycles>77</meta:editing-cycles>
    <meta:generator>LibreOffice/7.3.7.2$Linux_X86_64 LibreOffice_project/30$Build-2</meta:generator>
    <meta:document-statistic meta:table-count="0" meta:image-count="0" meta:object-count="0" meta:page-count="1" meta:paragraph-count="17" meta:word-count="381" meta:character-count="2001" meta:non-whitespace-character-count="1638"/>
  </office:meta>
</office:document-meta>
</file>